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14c51" officeooo:paragraph-rsid="00114c5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14c51" officeooo:paragraph-rsid="00114c51" style:font-weight-asian="normal" style:font-weight-complex="normal"/>
    </style:style>
    <style:style style:name="P3" style:family="paragraph" style:parent-style-name="Standard" style:list-style-name="L3">
      <style:paragraph-properties fo:text-align="justify" style:justify-single-word="false"/>
      <style:text-properties fo:font-weight="normal" officeooo:rsid="00130295" officeooo:paragraph-rsid="0013029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0295" officeooo:paragraph-rsid="00130295" style:font-weight-asian="normal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fo:font-weight="normal" officeooo:rsid="0013d621" officeooo:paragraph-rsid="0013d62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d621" officeooo:paragraph-rsid="0013d62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621" officeooo:paragraph-rsid="001d510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3d621" officeooo:paragraph-rsid="001dd2dc" style:font-weight-asian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normal" officeooo:rsid="00149b33" officeooo:paragraph-rsid="00149b33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weight="normal" officeooo:rsid="00149b33" officeooo:paragraph-rsid="0016b00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9b33" officeooo:paragraph-rsid="0016b004" style:font-weight-asian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weight="normal" officeooo:rsid="0016b004" officeooo:paragraph-rsid="0016b004" style:font-weight-asian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weight="normal" officeooo:rsid="001a1918" officeooo:paragraph-rsid="001a1918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weight="normal" officeooo:rsid="001b39d0" officeooo:paragraph-rsid="001b39d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b6297" officeooo:paragraph-rsid="001b629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d5109" officeooo:paragraph-rsid="001d510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d5109" officeooo:paragraph-rsid="001dd2dc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14c51"/>
    </style:style>
    <style:style style:name="T1" style:family="text">
      <style:text-properties fo:font-weight="normal" officeooo:rsid="00114c51" style:font-weight-asian="normal" style:font-weight-complex="normal"/>
    </style:style>
    <style:style style:name="T2" style:family="text">
      <style:text-properties officeooo:rsid="00130295"/>
    </style:style>
    <style:style style:name="T3" style:family="text">
      <style:text-properties officeooo:rsid="00149b33"/>
    </style:style>
    <style:style style:name="T4" style:family="text">
      <style:text-properties officeooo:rsid="0014cbbf"/>
    </style:style>
    <style:style style:name="T5" style:family="text">
      <style:text-properties officeooo:rsid="0016b004"/>
    </style:style>
    <style:style style:name="T6" style:family="text">
      <style:text-properties officeooo:rsid="00186c5d"/>
    </style:style>
    <style:style style:name="T7" style:family="text">
      <style:text-properties officeooo:rsid="001b39d0"/>
    </style:style>
    <style:style style:name="T8" style:family="text">
      <style:text-properties officeooo:rsid="001b8d17"/>
    </style:style>
    <style:style style:name="T9" style:family="text">
      <style:text-properties officeooo:rsid="001d5109"/>
    </style:style>
    <style:style style:name="T10" style:family="text">
      <style:text-properties officeooo:rsid="001d9365"/>
    </style:style>
    <style:style style:name="T11" style:family="text">
      <style:text-properties officeooo:rsid="001dd2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Выполнение работы:</text:p>
      <text:p text:style-name="P2"><text:tab/>Перед началом работы с FW его было необходимо сбросить.</text:p>
      <text:p text:style-name="P2"><text:tab/>Далее производилась его настройка с использованием Web-интерфейса:</text:p>
      <text:list xml:id="list3554228396" text:style-name="L1">
        <text:list-item>
          <text:p text:style-name="P18"><text:span text:style-name="T1">Был настроен адрес рабочей станции, а также указан основной шлюз.</text:span></text:p>
        </text:list-item>
      </text:list>
      <text:p text:style-name="P2">IP адрес: 192.168.1.<text:span text:style-name="T3">1</text:span>/24</text:p>
      <text:p text:style-name="P2">Основной шлюз: 192.168.1.1.</text:p>
      <text:p text:style-name="P2"><text:tab/>После данных манипуляций в поисковой строке браузера был указан настроенный IP, что позволило перейти в Web-интерфейс для дальнейшей работы со станцией. <text:span text:style-name="T2">После чего проходим в Objects → Address Book → Interface Addresses: wan1.</text:span></text:p>
      <text:list xml:id="list3995382500" text:style-name="L3">
        <text:list-item>
          <text:p text:style-name="P3">Далее требовалось в адресной книге создать новые объекты, которые соответствуют локальной и удаленной сетям.</text:p>
        </text:list-item>
      </text:list>
      <text:p text:style-name="P4"><text:tab/><text:span text:style-name="T5">Для этого:</text:span></text:p>
      <text:list xml:id="list3722700609" text:style-name="L4">
        <text:list-item>
          <text:p text:style-name="P12">Создаем папку с адресами сетей туннелированию:</text:p>
          <text:p text:style-name="P12">Проходим в Objects → AddressBook → Add : Address folder : tunnel.</text:p>
        </text:list-item>
        <text:list-item>
          <text:p text:style-name="P12">Добавляем записи IP в указанную папку. Добавить нужно следующим образом:</text:p>
          <text:p text:style-name="P12">my_lan (192.168.6.0/24), mlan — 192.168.6.1;</text:p>
          <text:p text:style-name="P12">remore_lan (192.168.7.0/24), rlan — 192.168.7.1.</text:p>
        </text:list-item>
        <text:list-item>
          <text:p text:style-name="P12">Добавляем записи <text:span text:style-name="T6">для внешнего и удаленного внешних интерфейсов. Например, это можно сделать следующим образом:</text:span></text:p>
          <text:p text:style-name="P13">My_wan1: 11.11.11.1; My_wan1_net: 11.11.128.0/17;</text:p>
          <text:p text:style-name="P13">remote_wan1:11.11.11.2; remote_wan1_net: 11.11.128.0/17;</text:p>
          <text:p text:style-name="P13">(настроить внешние интерфейсы фаервола в соответствии с заданием (для сети 1 — my_wan1): <text:span text:style-name="T7">Interfaces → Ethernet → wan1 : my_wan1</text:span>).</text:p>
          <text:p text:style-name="P14">Шлюз по-умолчанию: remote_wan1.</text:p>
        </text:list-item>
      </text:list>
      <text:list xml:id="list173054484954593" text:continue-list="list3995382500" text:style-name="L3">
        <text:list-item>
          <text:p text:style-name="P5">Следующим шагом необходимо создать туннель ВЫБРАННОГО ТИПА <text:span text:style-name="T7">(на примере IPsec)</text:span>.</text:p>
        </text:list-item>
      </text:list>
      <text:p text:style-name="P6"><text:tab/><text:span text:style-name="T7">Для начала создаем ключ авторизации:</text:span></text:p>
      <text:p text:style-name="P6"><text:tab/><text:span text:style-name="T7">Objects → Authentification Objects → Preshared key ^ my_key1.</text:span></text:p>
      <text:p text:style-name="P6"><text:tab/><text:span text:style-name="T7">Interfaces → Ipsec → Add: Ipsec tunnel: my_ipsec_tunnel.</text:span></text:p>
      <text:p text:style-name="P15"><text:tab/>В качестве локальной сети указываем my_lan, в качестве удаленной — remote_lan.</text:p>
      <text:p text:style-name="P15"><text:tab/><text:span text:style-name="T8">В адресе удаленного узла (remote end point) указываем remote_wan1. <text:s/>После этого, прописываем созданный ключ.</text:span></text:p>
      <text:p text:style-name="P15"><text:tab/><text:span text:style-name="T8">Выбираем алгоритмы безопасности, соответствующие требованиям (ПРОПИШИ, ЧТО ТЫ ВЫБРАЛ).</text:span></text:p>
      <text:list xml:id="list173053307962592" text:continue-numbering="true" text:style-name="L3">
        <text:list-item>
          <text:p text:style-name="P5">Конфигурируем правила для интерфейса:</text:p>
        </text:list-item>
      </text:list>
      <text:p text:style-name="P7"><text:tab/>Rules →<text:span text:style-name="T9"> IP rules → Add → IP rule: my_sec_rule2 </text:span>(от <text:span text:style-name="T10">удаленной</text:span> сети в <text:span text:style-name="T10">локаль</text:span>ную).</text:p>
      <text:p text:style-name="P7"><text:tab/><text:span text:style-name="T9">Действие - allow.</text:span></text:p>
      <text:p text:style-name="P7"><text:tab/><text:span text:style-name="T9">Сервис — all_tcpudpicmp (all_services).</text:span></text:p>
      <text:p text:style-name="P16"><text:tab/>Источник: <text:span text:style-name="T11">mlan</text:span>.</text:p>
      <text:p text:style-name="P16"><text:tab/>Сеть: <text:span text:style-name="T11">my_lan</text:span>.</text:p>
      <text:p text:style-name="P17"><text:tab/>Приемник: <text:span text:style-name="T11">ip-sec</text:span>.</text:p>
      <text:p text:style-name="P17"><text:tab/>Сеть приемника: <text:span text:style-name="T11">remote_lan</text:span>.</text:p>
      <text:p text:style-name="P16"><text:tab/>Конфигурируем второе правило для интерфейса:</text:p>
      <text:p text:style-name="P7"><text:tab/>Rules →<text:span text:style-name="T9"> IP rules → Add → IP rule: my_sec_rule1 </text:span>(от локальной сети в удаленную).</text:p>
      <text:p text:style-name="P8"><text:tab/><text:span text:style-name="T9">Действие - allow.</text:span></text:p>
      <text:p text:style-name="P8"><text:soft-page-break/><text:tab/><text:span text:style-name="T9">Сервис — all_tcpudpicmp (all_services).</text:span></text:p>
      <text:p text:style-name="P8"><text:span text:style-name="T9"><text:tab/>Источник: ip-sec.</text:span></text:p>
      <text:p text:style-name="P16"><text:tab/>Сеть: <text:span text:style-name="T11">remote_lan</text:span>.</text:p>
      <text:p text:style-name="P16"><text:tab/>Приемник: <text:span text:style-name="T11">mlan</text:span>.</text:p>
      <text:p text:style-name="P16"><text:tab/>Сеть приемника: <text:span text:style-name="T11">my_lan</text:span>.</text:p>
      <text:list xml:id="list173053601415935" text:continue-numbering="true" text:style-name="L3">
        <text:list-item>
          <text:p text:style-name="P5">После выполнения всех вышеописанных действий создаем резервную крпию конфигурации dfl-800. После чего, загружаем данную конфигурацию на удаленном фаерволе. <text:s/><text:span text:style-name="T3">Далее, соответственно, меняются местами адреса удаленной и локальной сетей, а также адрес удаленного узла меняется на адрес внешнего интерфейса первого фаервола.</text:span></text:p>
        </text:list-item>
        <text:list-item>
          <text:p text:style-name="P9">Применяем конфигурации для фаерволов. Меняем настройки сети рабочих станций.</text:p>
        </text:list-item>
        <text:list-item>
          <text:p text:style-name="P9">Соединяем фаерволы между собой посредством кроссового кабеля напрямую (можно использовать коммутатор ЕСЛИ С НИМ НЕ ЗАРАБОТАЛО, ТО УДАЛИ ВСЕ, ЧТО В СКОБКАХ=)).</text:p>
          <text:p text:style-name="P10">Настройка фаерволов завершена.</text:p>
        </text:list-item>
      </text:list>
      <text:p text:style-name="P11"><text:tab/>Далее остается проверить работоспособность текущих настроек. <text:span text:style-name="T4">Самый простой способ сделать это — передача тестовых пакетов посредством утилиты ping, которая в Web-интерфейсе находится в меню tools.</text:span></text:p>
      <text:p text:style-name="P11"><text:tab/><text:span text:style-name="T5">Также, можно создать общие ресурсы на машинах и, затем, проверить их доступность.</text:span></text:p>
      <text:p text:style-name="P11"/>
      <text:p text:style-name="P11"><text:tab/><text:span text:style-name="T9">Настройка DHCP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9T14:48:29.786955713</meta:creation-date>
    <dc:date>2022-10-19T17:30:53.223914653</dc:date>
    <meta:editing-duration>PT4M31S</meta:editing-duration>
    <meta:editing-cycles>1</meta:editing-cycles>
    <meta:document-statistic meta:table-count="0" meta:image-count="0" meta:object-count="0" meta:page-count="2" meta:paragraph-count="49" meta:word-count="424" meta:character-count="3176" meta:non-whitespace-character-count="2780"/>
    <meta:generator>LibreOffice/6.0.5.2$Linux_X86_64 LibreOffice_project/00m0$Build-2</meta:generator>
  </office:meta>
</office:document-meta>
</file>